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12-3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01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3-01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2-01-1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1-01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0-01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9-01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8-01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12-28 20:09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6-01-06 15:50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5-01-05 20:39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4-01-08 21:5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3-01-11 15:43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2-01-04 16:25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12-29 21:02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01-14 21:57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9-01-12 16:36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8-01-02 17:28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7-01-16 18:14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6-01-06 17:5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5-01-15 15:27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3-01-16 21:29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2-01-02 23:2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1-01-03 22:25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9-01-12 19:48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8-01-13 17:5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7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342098360701</text:p>
          </table:table-cell>
          <table:table-cell office:value-type="string" calcext:value-type="string">
            <text:p>25S 12W 11AAA 01</text:p>
          </table:table-cell>
          <table:table-cell office:value-type="string" calcext:value-type="string">
            <text:p>197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" meta:object-count="0"/>
    <meta:user-defined meta:name="AppVersion">3.0</meta:user-defined>
  </office:meta>
</office:document-meta>
</file>